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break-before="page"/>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arming Up Exercises</text:p>
      <text:p text:style-name="Standard"/>
      <text:p text:style-name="Standard">Fingers</text:p>
      <text:p text:style-name="Standard"/>
      <text:p text:style-name="Standard">Stretch your arms in front of you, parallel to the ground. Stretch your fingers and start to pull them back. The end position is your stretched arms with <text:span text:style-name="T1">clenched fist</text:span>.</text:p>
      <text:p text:style-name="Standard">Clenched fist: to show your strength, resistance. It was one of the logos of the socialism.</text:p>
      <text:p text:style-name="Standard"/>
      <text:p text:style-name="Standard">Ankle</text:p>
      <text:p text:style-name="Standard"/>
      <text:p text:style-name="Standard">draw circles with your fist</text:p>
      <text:p text:style-name="Standard">touch your palms with each others in a prayer position, slant your palms to the right and left</text:p>
      <text:p text:style-name="Standard">roll your palms in prayer position front and back</text:p>
      <text:p text:style-name="Standard">draw circles with your palms in prayer position</text:p>
      <text:p text:style-name="Standard"/>
      <text:p text:style-name="Standard">Elbow</text:p>
      <text:p text:style-name="Standard">Stretch your arms to sideways parallel to the ground. Keep your upper-arm straight and still (motionless) while draw circles with your bottom arm, like a propeller.</text:p>
      <text:p text:style-name="Standard"/>
      <text:p text:style-name="Standard">Shoulder</text:p>
      <text:p text:style-name="Standard">Arm circles</text:p>
      <text:p text:style-name="Standard">Draw parallel sideway circles with your arm</text:p>
      <text:p text:style-name="Standard">Draw alternate sideway circles with your arm</text:p>
      <text:p text:style-name="Standard">Stretch your arms in front of you. Keep your shoulder and wrists still while rotating your elbows</text:p>
      <text:p text:style-name="Standard">Draw circles with your shoulders while your arms hang relaxed</text:p>
      <text:p text:style-name="Standard">Move your shoulder back and forth</text:p>
      <text:p text:style-name="Standard"/>
      <text:p text:style-name="Standard">Head moves</text:p>
      <text:p text:style-name="Standard">Draw circles with your head (roll your head from right to left and back</text:p>
      <text:p text:style-name="Standard">Look to the right and than to the left</text:p>
      <text:p text:style-name="Standard">Draw half-circle with your chin, try to touch continuously your chest with your chin</text:p>
      <text:p text:style-name="Standard">Tilt your head to left and to right</text:p>
      <text:p text:style-name="Standard"/>
      <text:p text:style-name="Standard">Spinal</text:p>
      <text:p text:style-name="Standard">Stretch your arms and try to reach the ceiling while you are standing on your toes</text:p>
      <text:p text:style-name="Standard">Cat poses: bend your back, back and forth</text:p>
      <text:p text:style-name="Standard">Move your upper body from right to left while your hip stills</text:p>
      <text:p text:style-name="Standard">Move your hip back and forth</text:p>
      <text:p text:style-name="Standard">Twist your hips while your upper body and legs stand still</text:p>
      <text:p text:style-name="Standard">Draw circles with your hip</text:p>
      <text:p text:style-name="Standard">Stretch your hands to up and band to right and left like a tree in wind</text:p>
      <text:p text:style-name="Standard">Bend forward, hang your arm in front of you (point to the ground). Slowly twist your upper body from left to right and back, like sweeping with your hands in half-circle around your legs</text:p>
      <text:p text:style-name="Standard"><text:s text:c="3"/></text:p>
      <text:p text:style-name="Standard"><text:s/>Legs</text:p>
      <text:p text:style-name="Standard">Stretch your right leg in front of you. Bend it while your <text:span text:style-name="T1">limb</text:span><text:span text:style-name="T2"> does not move. Draw circles with your knee. Do It with your left leg.</text:span></text:p>
      <text:p text:style-name="Standard"><text:span text:style-name="T2">Stretch your right leg in front of you. Bend it while your </text:span><text:span text:style-name="T1">limb</text:span><text:span text:style-name="T2"> does not move. Move your limb to the right. Your limb should move parallel to the ground. Open and close.</text:span></text:p>
      <text:p text:style-name="P1"><text:soft-page-break/>Ankle rocker</text:p>
      <text:p text:style-name="P1">Slowly begin to rock back and forth from your toes to heels shifting your weight from front to back</text:p>
      <text:p text:style-name="P1">Knees</text:p>
      <text:p text:style-name="P1">Draw circles with your knees. First draw parallel circles. Than </text:p>
      <text:p text:style-name="P1"/>
      <text:p text:style-name="P1">Ankles</text:p>
      <text:p text:style-name="P1">Draw circles with your ankles</text:p>
      <text:p text:style-name="P1"/>
      <text:p text:style-name="P1">Jumping Jacks</text:p>
      <text:p text:style-name="P1">Rotation jumps</text:p>
      <text:p text:style-name="P1">Jump up and rotate your legs and hip 45 degrees. Legs remain uncrossed and parallel</text:p>
      <text:p text:style-name="P1">V-jumps</text:p>
      <text:p text:style-name="P1">Start with opposite arm and foot to the front with small jumps, alternate the lead foot and arm on each jump</text:p>
      <text:p text:style-name="P1">Butt kickers: Jugging motion in one place, try to touch your butts with your heels</text:p>
      <text:p text:style-name="P1">Pogo jumps: jumps and try to sink deeper and deeper with after every three jumps</text:p>
      <text:p text:style-name="P1"/>
      <text:p text:style-name="P1">Wushu arm-circles</text:p>
      <text:p text:style-name="P1"/>
      <text:p text:style-name="P1">High kicks </text:p>
      <text:p text:style-name="P1"/>
      <text:p text:style-name="P1">===================== Passive ==================</text:p>
      <text:p text:style-name="P1">You are watching tv.</text:p>
      <text:p text:style-name="P1">Tv is being watched by you.</text:p>
      <text:p text:style-name="P1"/>
      <text:p text:style-name="P1">You were watching tv.</text:p>
      <text:p text:style-name="P1">Tv was being watched by you.</text:p>
      <text:p text:style-name="P1"/>
      <text:p text:style-name="P1">You had been watching tv.</text:p>
      <text:p text:style-name="P1">Tv had been being watched by you.</text:p>
      <text:p text:style-name="P1"/>
      <text:p text:style-name="P1">A car mechanic fixed my car.</text:p>
      <text:p text:style-name="P1">My car was fixed by a mechanic.</text:p>
      <text:p text:style-name="P1"/>
      <text:p text:style-name="P1">A mechanic has fixed my car.</text:p>
      <text:p text:style-name="P1">My car had been fixed.</text:p>
      <text:p text:style-name="P1"/>
      <text:p text:style-name="P2">Electric motors</text:p>
      <text:p text:style-name="P1"/>
      <text:p text:style-name="P1">Demonstration</text:p>
      <text:p text:style-name="P1">Homopolar motor</text:p>
      <text:p text:style-name="P1"/>
      <text:p text:style-name="P1">Why</text:p>
      <text:p text:style-name="P1">My hobby is robotics and one of the most important parts of robots are motors.</text:p>
      <text:p text:style-name="P1"/>
      <text:p text:style-name="P1">Basics</text:p>
      <text:p text:style-name="P1">magnets: an object that produces magnetic field. The field is invisible, but it can pull some materials (ferromagnetic material), for example iron and attracts or repels other magnets.</text:p>
      <text:p text:style-name="P1"/>
      <text:p text:style-name="P1">Permanent magnet: has a persistent magnetic field</text:p>
      <text:p text:style-name="P1"/>
      <text:p text:style-name="P1">Electromagnets</text:p>
      <text:p text:style-name="P1">Physical phenomenon: Current in a wire creates electric field</text:p>
      <text:p text:style-name="P1">Demonstration</text:p>
      <text:p text:style-name="P1">See two wires which attracts or repells each other</text:p>
      <text:p text:style-name="P1"/>
      <text:p text:style-name="P1">Some words about how was it discovered</text:p>
      <text:p text:style-name="P1"/>
      <text:p text:style-name="P1">We could make electric field stronger if the wire coiled into one or more loops and we could use iron cores which concentrates the electric field.</text:p>
      <text:p text:style-name="P1"/>
      <text:p text:style-name="P1">Demonstartion</text:p>
      <text:p text:style-name="P1">Nail will be the core and coil some loops (20?) around it. Attache to a battery and see attracing/repelling permanent magnets.</text:p>
      <text:p text:style-name="P1"/>
      <text:p text:style-name="P1">A wire coiled into one or more loops</text:p>
      <text:p text:style-name="P1">Demonstration</text:p>
      <text:p text:style-name="P1">attracts irons, two poles, attracts/repels other magnets</text:p>
      <text:p text:style-name="P1"/>
      <text:p text:style-name="P1"/>
      <text:p text:style-name="P1">What an electric motor is</text:p>
      <text:p text:style-name="P1">An electric device which converts electric energy into mechanical energy.</text:p>
      <text:p text:style-name="P1"><text:s/>Not so general: A device which consumes electric energy (it is attached to an accumulator, battery or electric netwok) and takes some repeating movements, mainly rotary, but it could be any other.</text:p>
      <text:p text:style-name="P1"/>
      <text:p text:style-name="P1">Demonstration</text:p>
      <text:p text:style-name="P1"/>
      <text:p text:style-name="P1"/>
      <text:p text:style-name="P1">Demonstration</text:p>
      <text:p text:style-name="P1">Show the parts of an electric motor based on the homopolar motor</text:p>
      <text:p text:style-name="P1">Rotor: the moving part of a motor. Usually this is, where we get out the energy, for example, engineers attached a shaft to it and rotate the wheel</text:p>
      <text:p text:style-name="P1">Stator: the stationary part of the motor</text:p>
      <text:p text:style-name="P1"/>
      <text:p text:style-name="P1">Activity</text:p>
      <text:p text:style-name="P1">List all the motors in this room</text:p>
      <text:p text:style-name="P1"><text:soft-page-break/>[heating system, fan in laptop, motor in cd driver, watch on Peter's hand (probably electric but who knows), in mobile phones]</text:p>
      <text:p text:style-name="P1"/>
      <text:p text:style-name="P1">Demonstration</text:p>
      <text:p text:style-name="P1">Let's see the motor taken out from a mobile phone while it is working (dancing table? Or just a simple one?)</text:p>
      <text:p text:style-name="P1"/>
      <text:p text:style-name="P1">History</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Borkuti</meta:initial-creator>
    <meta:creation-date>2014-05-19T21:53:09.543611474</meta:creation-date>
    <dc:date>2014-05-23T08:18:12.81</dc:date>
    <meta:editing-duration>P3DT15M39S</meta:editing-duration>
    <meta:editing-cycles>3</meta:editing-cycles>
    <meta:generator>OpenOffice.org/3.4.1$Win32 OpenOffice.org_project/341m1$Build-9593</meta:generator>
    <meta:print-date>2014-05-20T08:22:34.43</meta:print-date>
    <meta:document-statistic meta:table-count="0" meta:image-count="0" meta:object-count="0" meta:page-count="4" meta:paragraph-count="95" meta:word-count="853" meta:character-count="4817"/>
  </office:meta>
</office:document-meta>
</file>